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P1" style:family="paragraph" style:parent-style-name="Preformatted_20_Text">
      <style:paragraph-properties fo:margin-top="0in" fo:margin-bottom="0.1965in" style:contextual-spacing="false" fo:padding="0.0193in" fo:border="0.06pt solid #161d20"/>
    </style:style>
    <style:style style:name="P2" style:family="paragraph" style:parent-style-name="Preformatted_20_Text">
      <style:paragraph-properties fo:padding="0.0193in" fo:border="0.06pt solid #161d20"/>
    </style:style>
    <style:style style:name="P3" style:family="paragraph" style:parent-style-name="Preformatted_20_Text">
      <style:paragraph-properties fo:margin-left="0in" fo:margin-right="0in" fo:orphans="2" fo:widows="2" fo:text-indent="0in" style:auto-text-indent="false"/>
      <style:text-properties fo:font-variant="normal" fo:text-transform="none" fo:color="#dcd3c7" loext:opacity="100%" style:font-name="S hne" fo:font-size="12pt" fo:letter-spacing="normal"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 hne" fo:font-size="12pt" fo:letter-spacing="normal" fo:font-style="normal" fo:font-weight="normal" officeooo:paragraph-rsid="00033ce9"/>
    </style:style>
    <style:style style:name="P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 hne" fo:font-size="12pt" fo:letter-spacing="normal" fo:font-style="normal" fo:font-weight="normal"/>
    </style:style>
    <style:style style:name="P6" style:family="paragraph" style:parent-style-name="Text_20_body">
      <style:paragraph-properties fo:margin-left="0in" fo:margin-right="0in" fo:orphans="2" fo:widows="2" fo:text-indent="0in" style:auto-text-indent="false"/>
      <style:text-properties fo:font-variant="normal" fo:text-transform="none" style:use-window-font-color="true" loext:opacity="0%" style:font-name="S hne" fo:font-size="12pt" fo:letter-spacing="normal" fo:font-style="normal" fo:font-weight="normal"/>
    </style:style>
    <style:style style:name="P7" style:family="paragraph" style:parent-style-name="Text_20_body">
      <style:paragraph-properties fo:padding="0.0193in" fo:border="0.06pt solid #161d20"/>
      <style:text-properties style:use-window-font-color="true" loext:opacity="0%"/>
    </style:style>
    <style:style style:name="P8" style:family="paragraph" style:parent-style-name="Preformatted_20_Text">
      <style:paragraph-properties fo:padding="0.0193in" fo:border="0.06pt solid #161d20"/>
      <style:text-properties style:use-window-font-color="true" loext:opacity="0%"/>
    </style:style>
    <style:style style:name="T1" style:family="text">
      <style:text-properties officeooo:rsid="00033ce9"/>
    </style:style>
    <style:style style:name="T2" style:family="text">
      <style:text-properties officeooo:rsid="0004729d"/>
    </style:style>
    <style:style style:name="T3" style:family="text">
      <style:text-properties officeooo:rsid="000475c6"/>
    </style:style>
    <style:style style:name="T4" style:family="text">
      <style:text-properties loext:padding="0.0193in" loext:border="0.06pt solid #161d20"/>
    </style:style>
    <style:style style:name="T5" style:family="text">
      <style:text-properties style:use-window-font-color="true" loext:opacity="0%" loext:padding="0.0193in" loext:border="0.06pt solid #161d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in Semaphor ist ein Synchronisationsmechanismus, der verwendet wird, um die parallele Ausführung von Prozessen oder Threads sicherzustellen. Es ist eine spezielle Art von Zähler, der verwendet wird, um die Anzahl der Ressourcen zu verwalten, die von mehreren Prozessen oder Threads gemeinsam genutzt werden. Ein Semaphor <text:span text:style-name="T1">hat </text:span>einen Zähler <text:span text:style-name="T2">(Wert) </text:span><text:span text:style-name="T3">= maximale Anzahl an Prozessen die parallel laufen können</text:span>.</text:p>
      <text:p text:style-name="P5"/>
      <text:p text:style-name="P6">Ein Semaphor hat normalerweise 2 Hauptoperationen: sem_wait() und sem_post(). sem_wait() wird verwendet, um auf den Semaphor zu warten, bis eine bestimmte Bedingung erfüllt ist. Wenn der Wert des Semaphors größer als 0 ist, wird er um 1 reduziert, und die Operation wird erfolgreich beendet. Wenn der Wert des Semaphors 0 ist, wird der Prozess, der sem_wait() aufruft, blockiert, bis ein anderer Prozess sem_post() aufruft und den Wert des Semaphors erhöht.</text:p>
      <text:p text:style-name="P7">sem_post() wird verwendet, um den Wert des Semaphors um 1 zu erhöhen. Wenn ein Prozess, der blockiert ist, weil er sem_wait() aufgerufen hat, auf den Semaphor wartet, wird er entsperrt und die sem_wait() Operation erfolgreich beendet.</text:p>
      <text:p text:style-name="P7">Semaphoren können in vielen Anwendungen verwendet werden, um sicherzustellen, dass nur ein Prozess oder Thread auf eine gemeinsam genutzte Ressource zugreift, um Deadlocks zu vermeiden. Sie können auch verwendet werden, um sicherzustellen, dass bestimmte Abschnitte von Code in der richtigen Reihenfolge ausgeführt werden, indem sie sicherstellen, dass bestimmte Prozesse oder Threads erst fortfahren, nachdem andere Prozesse oder Threads bestimmte Aktionen ausgeführt haben.</text:p>
      <text:p text:style-name="P7">Semaphoren können auch verwendet werden, um die Anzahl der gleichzeitig ausgeführten Prozesse oder Threads zu begrenzen, um sicherzustellen, dass die Systemressourcen nicht überlastet werden. Sie können auch verwendet werden, um die Kommunikation zwischen Prozessen oder Threads zu synchronisieren, indem sie sicherstellen, dass bestimmte Nachrichten oder Daten in der richtigen Reihenfolge empfangen werden.</text:p>
      <text:p text:style-name="P7">Es gibt auch verschiedene Arten von Semaphoren wie binäre Semaphoren und Zählsemaphoren. Binäre Semaphoren sind entweder gesperrt (0) oder entsperrt (1), Zählsemaphoren haben eine bestimmte Anzahl und jeder sem_wait() entfernt ein Stück und jeder sem_post() fügt ein Stück hinzu.</text:p>
      <text:p text:style-name="P7">Semaphoren sind ein mächtiges Werkzeug für die parallele Programmierung, aber es ist wichtig, sie richtig zu verwenden, um Deadlocks und andere Probleme zu vermeiden.</text:p>
      <text:p text:style-name="P7"/>
      <text:p text:style-name="P5">#include &lt;semaphore.h&gt;</text:p>
      <text:p text:style-name="P5">#include &lt;stdio.h&gt;</text:p>
      <text:p text:style-name="P5">#include &lt;pthread.h&gt;</text:p>
      <text:p text:style-name="P5"/>
      <text:p text:style-name="P5">sem_t mutex;</text:p>
      <text:p text:style-name="P5"/>
      <text:p text:style-name="P5">void *thread1()</text:p>
      <text:p text:style-name="P5"><text:soft-page-break/>{</text:p>
      <text:p text:style-name="P5"><text:s text:c="4"/>// Warten auf den Semaphor</text:p>
      <text:p text:style-name="P5"><text:s text:c="4"/>sem_wait(&amp;mutex);</text:p>
      <text:p text:style-name="P5"><text:s text:c="4"/>printf("Thread 1 hat den Semaphor erhalten.\n");</text:p>
      <text:p text:style-name="P5"/>
      <text:p text:style-name="P5"><text:s text:c="4"/>// Ressourcen verwenden</text:p>
      <text:p text:style-name="P5"><text:s text:c="4"/>printf("Thread 1 nutzt die Ressourcen.\n");</text:p>
      <text:p text:style-name="P5"><text:s text:c="4"/>sleep(3);</text:p>
      <text:p text:style-name="P5"/>
      <text:p text:style-name="P5"><text:s text:c="4"/>// Semaphor freigeben</text:p>
      <text:p text:style-name="P5"><text:s text:c="4"/>printf("Thread 1 gibt den Semaphor frei.\n");</text:p>
      <text:p text:style-name="P5"><text:s text:c="4"/>sem_post(&amp;mutex);</text:p>
      <text:p text:style-name="P5">}</text:p>
      <text:p text:style-name="P5"/>
      <text:p text:style-name="P5">void *thread2()</text:p>
      <text:p text:style-name="P5">{</text:p>
      <text:p text:style-name="P5"><text:s text:c="4"/>// Warten auf den Semaphor</text:p>
      <text:p text:style-name="P5"><text:s text:c="4"/>sem_wait(&amp;mutex);</text:p>
      <text:p text:style-name="P5"><text:s text:c="4"/>printf("Thread 2 hat den Semaphor erhalten.\n");</text:p>
      <text:p text:style-name="P5"/>
      <text:p text:style-name="P5"><text:s text:c="4"/>// Ressourcen verwenden</text:p>
      <text:p text:style-name="P5"><text:s text:c="4"/>printf("Thread 2 nutzt die Ressourcen.\n");</text:p>
      <text:p text:style-name="P5"><text:s text:c="4"/>sleep(3);</text:p>
      <text:p text:style-name="P5"/>
      <text:p text:style-name="P5"><text:s text:c="4"/>// Semaphor freigeben</text:p>
      <text:p text:style-name="P5"><text:s text:c="4"/>printf("Thread 2 gibt den Semaphor frei.\n");</text:p>
      <text:p text:style-name="P5"><text:s text:c="4"/>sem_post(&amp;mutex);</text:p>
      <text:p text:style-name="P5">}</text:p>
      <text:p text:style-name="P5"/>
      <text:p text:style-name="P5">int main()</text:p>
      <text:p text:style-name="P5">{</text:p>
      <text:p text:style-name="P5"><text:s text:c="4"/>sem_init(&amp;mutex, 0, 1);</text:p>
      <text:p text:style-name="P5"><text:s text:c="4"/>pthread_t t1, t2;</text:p>
      <text:p text:style-name="P5"><text:s text:c="4"/>pthread_create(&amp;t1, NULL, thread1, NULL);</text:p>
      <text:p text:style-name="P5"><text:s text:c="4"/>pthread_create(&amp;t2, NULL, thread2, NULL);</text:p>
      <text:p text:style-name="P5"><text:s text:c="4"/>pthread_join(t1, NULL);</text:p>
      <text:p text:style-name="P5"><text:s text:c="4"/>pthread_join(t2, NULL);</text:p>
      <text:p text:style-name="P5"><text:s text:c="4"/>sem_destroy(&amp;mutex);</text:p>
      <text:p text:style-name="P5"><text:s text:c="4"/>return 0;</text:p>
      <text:p text:style-name="P5">}</text:p>
      <text:p text:style-name="P5"/>
      <text:p text:style-name="P6"><text:soft-page-break/>In diesem Beispiel erstellen wir zwei Threads (thread1 und thread2) und einen Semaphor namens "mutex". Der Semaphor wird mit sem_init initialisiert, um den Wert 1 zu haben. Jeder Thread ruft sem_wait() auf, um auf den Semaphor zu warten, bevor er auf die Ressourcen zugreift. Sobald ein Thread den Semaphor erhalten hat, gibt er ihn mit sem_post() frei, damit ein anderer Thread ihn verwenden kann.</text:p>
      <text:p text:style-name="P7">Das Beispiel zeigt, wie Semaphoren verwendet werden können, um sicherzustellen, dass nur ein Thread auf eine gemeinsam genutzte Ressource zugreift und Deadlocks vermeidet.</text:p>
      <text:p text:style-name="P5"/>
      <text:p text:style-name="P5"/>
      <text:p text:style-name="P5"/>
      <text:p text:style-name="P6">Ein Mutex (kurz für "mutual exclusion") ist ein Synchronisationsmechanismus, der verwendet wird, um sicherzustellen, dass nur ein Prozess oder Thread auf eine gemeinsam genutzte Ressource zugreift. Es ist eine spezielle Art von Semaphor, bei dem der Wert entweder gesperrt (0) oder entsperrt (1) sein kann.</text:p>
      <text:p text:style-name="P7">Ein Mutex verfügt über zwei Hauptoperationen: pthread_mutex_lock() und pthread_mutex_unlock(). pthread_mutex_lock() wird verwendet, um auf den Mutex zu warten, und pthread_mutex_unlock() wird verwendet, um den Mutex freizugeben. Wenn ein Prozess oder Thread pthread_mutex_lock() aufruft, wird der Wert des Mutex auf gesperrt gesetzt, wenn der Wert des Mutex entsperrt ist. Wenn der Wert des Mutex gesperrt ist, wird der Prozess oder Thread, der pthread_mutex_lock() aufgerufen hat, blockiert, bis ein anderer Prozess oder Thread pthread_mutex_unlock() aufruft und den Wert des Mutex auf entsperrt setzt.</text:p>
      <text:p text:style-name="P5"/>
      <text:p text:style-name="P5"/>
      <text:p text:style-name="P5"/>
      <text:p text:style-name="P6">Der Unterschied zwischen Semaphoren und Mutex besteht hauptsächlich darin, dass Semaphoren einen Zähler haben und Mutexes nicht. Ein Semaphor hat einen Wert, der angibt, wie viele Ressourcen verfügbar sind, während ein Mutex nur zwei Zustände hat: gesperrt und entsperrt.</text:p>
      <text:p text:style-name="P7">Ein weiterer Unterschied ist, dass Semaphoren mehrere Prozesse gleichzeitig die Ressource nutzen lassen können, während Mutexes dafür sorgen, dass immer nur ein Prozess die Ressource nutzen kann. Ein Semaphor kann also auch dazu verwendet werden, um die Anzahl der gleichzeitig ausgeführten Prozesse oder Threads zu begrenzen, während ein Mutex dafür sorgt, dass immer nur ein Prozess oder Thread auf eine Ressource zugreifen kann.</text:p>
      <text:p text:style-name="P7">Semaphoren bieten auch die Möglichkeit, auf mehrere Prozesse gleichzeitig zu warten, während Mutexes nur die Möglichkeit bieten, auf eine einzige Ressource zu warten.</text:p>
      <text:p text:style-name="P7"><text:soft-page-break/>In der Praxis werden Semaphoren und Mutexes oft verwendet, um die gleichen Probleme zu lösen, und die Wahl zwischen ihnen hängt von der spezifischen Anwendung ab.</text:p>
      <text:p text:style-name="P3"><text:span text:style-name="Source_20_Text"><text:span text:style-name="T5">#include &lt;pthread.h&gt;</text:span></text:span></text:p>
      <text:p text:style-name="P2"><text:span text:style-name="Source_20_Text"><text:span text:style-name="T5">#include &lt;stdio.h&gt;</text:span></text:span></text:p>
      <text:p text:style-name="P8"/>
      <text:p text:style-name="P2"><text:span text:style-name="Source_20_Text"><text:span text:style-name="T5">pthread_mutex_t mutex;</text:span></text:span></text:p>
      <text:p text:style-name="P8"/>
      <text:p text:style-name="P2"><text:span text:style-name="Source_20_Text"><text:span text:style-name="T5">void *thread1()</text:span></text:span></text:p>
      <text:p text:style-name="P2"><text:span text:style-name="Source_20_Text"><text:span text:style-name="T5">{</text:span></text:span></text:p>
      <text:p text:style-name="P2"><text:span text:style-name="Source_20_Text"><text:span text:style-name="T5"><text:s text:c="4"/>// Warten auf den Mutex</text:span></text:span></text:p>
      <text:p text:style-name="P2"><text:span text:style-name="Source_20_Text"><text:span text:style-name="T5"><text:s text:c="4"/>pthread_mutex_lock(&amp;mutex);</text:span></text:span></text:p>
      <text:p text:style-name="P2"><text:span text:style-name="Source_20_Text"><text:span text:style-name="T5"><text:s text:c="4"/>printf("Thread 1 hat den Mutex erhalten.\n");</text:span></text:span></text:p>
      <text:p text:style-name="P8"/>
      <text:p text:style-name="P2"><text:span text:style-name="Source_20_Text"><text:span text:style-name="T5"><text:s text:c="4"/>// Ressourcen verwenden</text:span></text:span></text:p>
      <text:p text:style-name="P2"><text:span text:style-name="Source_20_Text"><text:span text:style-name="T5"><text:s text:c="4"/>printf("Thread 1 nutzt die Ressourcen.\n");</text:span></text:span></text:p>
      <text:p text:style-name="P2"><text:span text:style-name="Source_20_Text"><text:span text:style-name="T5"><text:s text:c="4"/>sleep(3);</text:span></text:span></text:p>
      <text:p text:style-name="P8"/>
      <text:p text:style-name="P2"><text:span text:style-name="Source_20_Text"><text:span text:style-name="T5"><text:s text:c="4"/>// Mutex freigeben</text:span></text:span></text:p>
      <text:p text:style-name="P2"><text:span text:style-name="Source_20_Text"><text:span text:style-name="T5"><text:s text:c="4"/>printf("Thread 1 gibt den Mutex frei.\n");</text:span></text:span></text:p>
      <text:p text:style-name="P2"><text:span text:style-name="Source_20_Text"><text:span text:style-name="T5"><text:s text:c="4"/>pthread_mutex_unlock(&amp;mutex);</text:span></text:span></text:p>
      <text:p text:style-name="P2"><text:span text:style-name="Source_20_Text"><text:span text:style-name="T5">}</text:span></text:span></text:p>
      <text:p text:style-name="P8"/>
      <text:p text:style-name="P2"><text:span text:style-name="Source_20_Text"><text:span text:style-name="T5">void *thread2()</text:span></text:span></text:p>
      <text:p text:style-name="P2"><text:span text:style-name="Source_20_Text"><text:span text:style-name="T5">{</text:span></text:span></text:p>
      <text:p text:style-name="P2"><text:span text:style-name="Source_20_Text"><text:span text:style-name="T5"><text:s text:c="4"/>// Warten auf den Mutex</text:span></text:span></text:p>
      <text:p text:style-name="P2"><text:span text:style-name="Source_20_Text"><text:span text:style-name="T5"><text:s text:c="4"/>pthread_mutex_lock(&amp;mutex);</text:span></text:span></text:p>
      <text:p text:style-name="P2"><text:span text:style-name="Source_20_Text"><text:span text:style-name="T5"><text:s text:c="4"/>printf("Thread 2 hat den Mutex erhalten.\n");</text:span></text:span></text:p>
      <text:p text:style-name="P8"/>
      <text:p text:style-name="P2"><text:span text:style-name="Source_20_Text"><text:span text:style-name="T5"><text:s text:c="4"/>// Ressourcen verwenden</text:span></text:span></text:p>
      <text:p text:style-name="P2"><text:span text:style-name="Source_20_Text"><text:span text:style-name="T5"><text:s text:c="4"/>printf("Thread 2 nutzt die Ressourcen.\n");</text:span></text:span></text:p>
      <text:p text:style-name="P2"><text:span text:style-name="Source_20_Text"><text:span text:style-name="T5"><text:s text:c="4"/>sleep(3);</text:span></text:span></text:p>
      <text:p text:style-name="P8"/>
      <text:p text:style-name="P2"><text:span text:style-name="Source_20_Text"><text:span text:style-name="T5"><text:s text:c="4"/>// Mutex freigeben</text:span></text:span></text:p>
      <text:p text:style-name="P2"><text:span text:style-name="Source_20_Text"><text:span text:style-name="T5"><text:s text:c="4"/>printf("Thread 2 gibt den Mutex frei.\n");</text:span></text:span></text:p>
      <text:p text:style-name="P2"><text:span text:style-name="Source_20_Text"><text:span text:style-name="T5"><text:s text:c="4"/>pthread_mutex_unlock(&amp;mutex);</text:span></text:span></text:p>
      <text:p text:style-name="P2"><text:span text:style-name="Source_20_Text"><text:span text:style-name="T5">}</text:span></text:span></text:p>
      <text:p text:style-name="P8"/>
      <text:p text:style-name="P2"><text:span text:style-name="Source_20_Text"><text:span text:style-name="T5">int main()</text:span></text:span></text:p>
      <text:p text:style-name="P2"><text:span text:style-name="Source_20_Text"><text:span text:style-name="T5">{</text:span></text:span></text:p>
      <text:p text:style-name="P2"><text:span text:style-name="Source_20_Text"><text:span text:style-name="T5"><text:s text:c="4"/>pthread_mutex_init(&amp;mutex, NULL);</text:span></text:span></text:p>
      <text:p text:style-name="P2"><text:span text:style-name="Source_20_Text"><text:span text:style-name="T5"><text:s text:c="4"/>pthread_t t1, t2;</text:span></text:span></text:p>
      <text:p text:style-name="P2"><text:span text:style-name="Source_20_Text"><text:span text:style-name="T5"><text:s text:c="4"/>pthread_create(&amp;t1, NULL, thread1, NULL);</text:span></text:span></text:p>
      <text:p text:style-name="P2"><text:span text:style-name="Source_20_Text"><text:span text:style-name="T5"><text:s text:c="4"/>pthread_create(&amp;t2, NULL, thread2, NULL);</text:span></text:span></text:p>
      <text:p text:style-name="P2"><text:span text:style-name="Source_20_Text"><text:span text:style-name="T5"><text:s text:c="4"/>pthread_join(t1, NULL);</text:span></text:span></text:p>
      <text:p text:style-name="P2"><text:span text:style-name="Source_20_Text"><text:span text:style-name="T5"><text:s text:c="4"/>pthread_join(t2, NULL);</text:span></text:span></text:p>
      <text:p text:style-name="P2"><text:span text:style-name="Source_20_Text"><text:span text:style-name="T5"><text:s text:c="4"/>pthread_mutex_destroy(&amp;mutex);</text:span></text:span></text:p>
      <text:p text:style-name="P2"><text:span text:style-name="Source_20_Text"><text:span text:style-name="T5"><text:s text:c="4"/>return 0;</text:span></text:span></text:p>
      <text:p text:style-name="P1"><text:soft-page-break/><text:span text:style-name="Source_20_Text"><text:span text:style-name="T5">}</text:span></text:span></text:p>
      <text:p text:style-name="P7">In diesem Beispiel erstellen wir zwei Threads (thread1 und thread2) und einen Mutex namens "mutex". Der Mutex wird mit pthread_mutex_init() initialisiert. Jeder Thread ruft pthread_mutex_lock() auf, um auf den Mutex zu warten, bevor er auf die Ressourcen zugreift. Sobald ein Thread den Mutex erhalten hat, gibt er ihn mit pthread_mutex_unlock() frei, damit ein anderer Thread ihn verwenden kan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5T22:02:48.129439070</meta:creation-date>
    <dc:date>2023-01-26T12:49:35.208123036</dc:date>
    <meta:editing-duration>PT25M19S</meta:editing-duration>
    <meta:editing-cycles>8</meta:editing-cycles>
    <meta:generator>LibreOffice/7.3.7.2$Linux_X86_64 LibreOffice_project/30$Build-2</meta:generator>
    <meta:document-statistic meta:table-count="0" meta:image-count="0" meta:object-count="0" meta:page-count="5" meta:paragraph-count="93" meta:word-count="966" meta:character-count="7189" meta:non-whitespace-character-count="6108"/>
  </office:meta>
</office:document-meta>
</file>